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ext-properties fo:font-style="italic" style:font-style-asian="italic" style:font-style-complex="italic"/>
    </style:style>
    <style:style style:name="ce2" style:family="table-cell" style:parent-style-name="Default" style:data-style-name="N11"/>
    <style:style style:name="ce3" style:family="table-cell" style:parent-style-name="Default" style:data-style-name="N10"/>
    <style:style style:name="ce4" style:family="table-cell" style:parent-style-name="Default" style:data-style-name="N1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Gray</text:p>
          </table:table-cell>
          <table:table-cell table:style-name="Default" office:value-type="string">
            <text:p>Cyan</text:p>
          </table:table-cell>
          <table:table-cell table:style-name="Default" office:value-type="string">
            <text:p>Magenta</text:p>
          </table:table-cell>
          <table:table-cell table:style-name="Default" office:value-type="string">
            <text:p>Yellow</text:p>
          </table:table-cell>
          <table:table-cell office:value-type="string">
            <text:p>Difference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5" table:style-name="ce1" office:value-type="percentage" office:value="0">
            <text:p>0.00%</text:p>
          </table:table-cell>
          <table:table-cell table:style-name="ce1" office:value-type="percentage" office:value="0.76">
            <text:p>76.00%</text:p>
          </table:table-cell>
          <table:table-cell table:style-name="ce2"/>
          <table:table-cell/>
        </table:table-row>
        <table:table-row table:style-name="ro1">
          <table:table-cell table:number-columns-repeated="2" table:style-name="ce2" office:value-type="percentage" office:value="0.25">
            <text:p>25.00%</text:p>
          </table:table-cell>
          <table:table-cell table:number-columns-repeated="2" table:style-name="ce2" office:value-type="percentage" office:value="0.19">
            <text:p>19.00%</text:p>
          </table:table-cell>
          <table:table-cell table:style-name="ce2" table:formula="of:=[.D3]/[.B3]" office:value-type="percentage" office:value="0.76">
            <text:p>76.00%</text:p>
          </table:table-cell>
          <table:table-cell table:style-name="ce2" table:formula="of:=[.F2]+([.A3]-[.$A$3])/6.25" office:value-type="percentage" office:value="0.76">
            <text:p>76.00%</text:p>
          </table:table-cell>
          <table:table-cell table:style-name="ce2"/>
          <table:table-cell table:style-name="ce2" table:formula="of:=([.B3]-0.25)/6.25" office:value-type="percentage" office:value="0">
            <text:p>0.00%</text:p>
          </table:table-cell>
        </table:table-row>
        <table:table-row table:style-name="ro1">
          <table:table-cell table:number-columns-repeated="2" table:style-name="ce2" office:value-type="percentage" office:value="0.5">
            <text:p>50.00%</text:p>
          </table:table-cell>
          <table:table-cell table:number-columns-repeated="2" table:style-name="ce2" office:value-type="percentage" office:value="0.4">
            <text:p>40.00%</text:p>
          </table:table-cell>
          <table:table-cell table:style-name="ce2" table:formula="of:=[.D4]/[.B4]" office:value-type="percentage" office:value="0.8">
            <text:p>80.00%</text:p>
          </table:table-cell>
          <table:table-cell table:style-name="ce2" table:formula="of:=[.F3]+([.A4]-[.$A$3])/6.25" office:value-type="percentage" office:value="0.8">
            <text:p>80.00%</text:p>
          </table:table-cell>
          <table:table-cell table:style-name="ce2"/>
          <table:table-cell table:style-name="ce2" table:formula="of:=([.B4]-0.25)/6.25" office:value-type="percentage" office:value="0.04">
            <text:p>4.00%</text:p>
          </table:table-cell>
        </table:table-row>
        <table:table-row table:style-name="ro1">
          <table:table-cell table:number-columns-repeated="2" table:style-name="ce2" office:value-type="percentage" office:value="0.75">
            <text:p>75.00%</text:p>
          </table:table-cell>
          <table:table-cell table:number-columns-repeated="2" table:style-name="ce2" office:value-type="percentage" office:value="0.66">
            <text:p>66.00%</text:p>
          </table:table-cell>
          <table:table-cell table:style-name="ce2" table:formula="of:=[.D5]/[.B5]" office:value-type="percentage" office:value="0.88">
            <text:p>88.00%</text:p>
          </table:table-cell>
          <table:table-cell table:style-name="ce2" table:formula="of:=[.F4]+([.A5]-0.25)/6.25" office:value-type="percentage" office:value="0.88">
            <text:p>88.00%</text:p>
          </table:table-cell>
          <table:table-cell table:style-name="ce2"/>
          <table:table-cell table:style-name="ce2" table:formula="of:=([.B5]-0.25)/6.25" office:value-type="percentage" office:value="0.08">
            <text:p>8.00%</text:p>
          </table:table-cell>
        </table:table-row>
        <table:table-row table:style-name="ro1">
          <table:table-cell table:number-columns-repeated="2" table:style-name="ce1" office:value-type="percentage" office:value="1">
            <text:p>100.00%</text:p>
          </table:table-cell>
          <table:table-cell table:style-name="ce1" table:formula="of:=[.B6]*[.E6]" office:value-type="percentage" office:value="1">
            <text:p>100.00%</text:p>
          </table:table-cell>
          <table:table-cell table:style-name="ce1" table:formula="of:=[.C6]*[.E6]" office:value-type="percentage" office:value="1">
            <text:p>100.00%</text:p>
          </table:table-cell>
          <table:table-cell table:style-name="ce1" table:formula="of:=1" office:value-type="percentage" office:value="1">
            <text:p>100.00%</text:p>
          </table:table-cell>
          <table:table-cell table:style-name="ce1" table:formula="of:=[.F5]+([.A6]-[.$A$3])/6.25" office:value-type="percentage" office:value="1">
            <text:p>100.00%</text:p>
          </table:table-cell>
          <table:table-cell table:style-name="ce2"/>
          <table:table-cell table:style-name="ce2" table:formula="of:=([.B6]-0.25)/6.25" office:value-type="percentage" office:value="0.12">
            <text:p>12.00%</text:p>
          </table:table-cell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Gray</text:p>
          </table:table-cell>
          <table:table-cell table:style-name="Default" office:value-type="string">
            <text:p>Cyan</text:p>
          </table:table-cell>
          <table:table-cell table:style-name="Default" office:value-type="string">
            <text:p>Magenta</text:p>
          </table:table-cell>
          <table:table-cell table:style-name="Default" office:value-type="string">
            <text:p>Yellow</text:p>
          </table:table-cell>
          <table:table-cell office:value-type="string">
            <text:p>Difference</text:p>
          </table:table-cell>
          <table:table-cell table:style-name="Default" office:value-type="string">
            <text:p>Difference</text:p>
          </table:table-cell>
          <table:table-cell table:number-columns-repeated="2"/>
        </table:table-row>
        <table:table-row table:style-name="ro1">
          <table:table-cell table:number-columns-repeated="4" office:value-type="percentage" office:value="0">
            <text:p>0%</text:p>
          </table:table-cell>
          <table:table-cell table:style-name="ce3" office:value-type="percentage" office:value="0.76">
            <text:p>76%</text:p>
          </table:table-cell>
          <table:table-cell office:value-type="percentage" office:value="0.74">
            <text:p>74%</text:p>
          </table:table-cell>
          <table:table-cell table:number-columns-repeated="2"/>
        </table:table-row>
        <table:table-row table:style-name="ro1">
          <table:table-cell table:number-columns-repeated="2" office:value-type="percentage" office:value="0.25">
            <text:p>25%</text:p>
          </table:table-cell>
          <table:table-cell table:formula="of:=[.$B11]*[.$F11]" office:value-type="percentage" office:value="0.190946035575014">
            <text:p>19%</text:p>
          </table:table-cell>
          <table:table-cell table:formula="of:=[.$B11]*[.$F11]" office:value-type="percentage" office:value="0.190946035575014">
            <text:p>19%</text:p>
          </table:table-cell>
          <table:table-cell table:style-name="ce4" table:formula="of:=0.76+(([.A11]-0.25)*0.24)" office:value-type="percentage" office:value="0.76">
            <text:p>76%</text:p>
          </table:table-cell>
          <table:table-cell table:formula="of:=[.$F$10]+POWER(2;[.A11]/0.2)/100" office:value-type="percentage" office:value="0.763784142300054">
            <text:p>76%</text:p>
          </table:table-cell>
          <table:table-cell table:number-columns-repeated="2"/>
        </table:table-row>
        <table:table-row table:style-name="ro1">
          <table:table-cell table:number-columns-repeated="2" office:value-type="percentage" office:value="0.5">
            <text:p>50%</text:p>
          </table:table-cell>
          <table:table-cell table:formula="of:=[.$B12]*[.$F12]" office:value-type="percentage" office:value="0.398284271247462">
            <text:p>40%</text:p>
          </table:table-cell>
          <table:table-cell table:formula="of:=[.$B12]*[.$F12]" office:value-type="percentage" office:value="0.398284271247462">
            <text:p>40%</text:p>
          </table:table-cell>
          <table:table-cell table:style-name="ce4" table:formula="of:=0.76+(([.A12]-0.25)*0.24)" office:value-type="percentage" office:value="0.82">
            <text:p>82%</text:p>
          </table:table-cell>
          <table:table-cell table:formula="of:=[.$F$10]+POWER(2;[.A12]/0.2)/100" office:value-type="percentage" office:value="0.796568542494924">
            <text:p>80%</text:p>
          </table:table-cell>
          <table:table-cell table:number-columns-repeated="2"/>
        </table:table-row>
        <table:table-row table:style-name="ro1">
          <table:table-cell table:number-columns-repeated="2" office:value-type="percentage" office:value="0.75">
            <text:p>75%</text:p>
          </table:table-cell>
          <table:table-cell table:formula="of:=[.$B13]*[.$F13]" office:value-type="percentage" office:value="0.655907569830446">
            <text:p>66%</text:p>
          </table:table-cell>
          <table:table-cell table:formula="of:=[.$B13]*[.$F13]" office:value-type="percentage" office:value="0.655907569830446">
            <text:p>66%</text:p>
          </table:table-cell>
          <table:table-cell table:style-name="ce4" table:formula="of:=0.76+(([.A13]-0.25)*0.24)" office:value-type="percentage" office:value="0.88">
            <text:p>88%</text:p>
          </table:table-cell>
          <table:table-cell table:formula="of:=[.$F$10]+POWER(2;[.A13]/0.2)/100" office:value-type="percentage" office:value="0.874543426440594">
            <text:p>87%</text:p>
          </table:table-cell>
          <table:table-cell table:number-columns-repeated="2"/>
        </table:table-row>
        <table:table-row table:style-name="ro1">
          <table:table-cell table:number-columns-repeated="4" office:value-type="percentage" office:value="1">
            <text:p>100%</text:p>
          </table:table-cell>
          <table:table-cell table:style-name="ce4" table:formula="of:=0.76+(([.A14]-0.25)*0.24)" office:value-type="percentage" office:value="0.94">
            <text:p>94%</text:p>
          </table:table-cell>
          <table:table-cell table:formula="of:=[.$F$10]+POWER(2;[.A14]/0.2)/100" office:value-type="percentage" office:value="1.06">
            <text:p>106%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16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9/16/2013</text:date>, <text:time>00:2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ontgomery</meta:initial-creator>
    <meta:creation-date>2013-09-14T02:09:53.06</meta:creation-date>
    <dc:date>2013-09-16T00:24:29.68</dc:date>
    <dc:creator>Kevin Montgomery</dc:creator>
    <meta:editing-duration>P1DT22H14M27S</meta:editing-duration>
    <meta:editing-cycles>23</meta:editing-cycles>
    <meta:generator>OpenOffice/4.0.0$Win32 OpenOffice.org_project/400m3$Build-9702</meta:generator>
    <meta:document-statistic meta:table-count="3" meta:cell-count="75" meta:object-count="0"/>
  </office:meta>
</office:document-meta>
</file>